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LOG10([.A1])" office:value-type="float" office:value="0.436162647040756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LOG10([.A2])" office:value-type="float" office:value="-0.39794000867203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LOG10([.A3])" office:value-type="float" office:value="0.539076098792777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LOG10([.A4])" office:value-type="float" office:value="0.872738827472669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LOG10([.A5])" office:value-type="float" office:value="-0.61978875828839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A6])"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LOG10([.A7])" office:value-type="float" office:value="0.746634198937579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LOG10([.A8])" office:value-type="float" office:value="-0.3767507096021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LOG10([.A9])" office:value-type="float" office:value="0.983626287124535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LOG10([.A10])" office:value-type="float" office:value="0.633468455579586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LOG10([.A11])" office:value-type="float" office:value="-0.173925197299174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LOG10([.A12])" office:value-type="float" office:value="0.21484384804769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LOG10([.A13])" office:value-type="float" office:value="-1.0457574905606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LOG10([.A14])" office:value-type="float" office:value="0.0681858617461616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LOG10([.A15])" office:value-type="float" office:value="0.742725131304698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10([.A16])" office:value-type="float" office:value="0" calcext:value-type="float">
            <text:p/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23:57:54.977000000</dc:date>
    <meta:editing-cycles>43</meta:editing-cycles>
    <meta:editing-duration>PT11H39M57S</meta:editing-duration>
    <meta:generator>LibreOfficeDev/4.2.0.0.alpha0$Windows_x86 LibreOffice_project/8e7681325fe1ecb7b914566f31360520b1380a5d</meta:generator>
    <meta:document-statistic meta:table-count="1" meta:cell-count="0" meta:object-count="0"/>
  </office:meta>
</office:document-meta>
</file>